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Roboto" svg:font-family="Roboto, Arial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.75pt" fo:letter-spacing="normal" fo:font-style="normal" style:text-underline-style="none" fo:font-weight="normal" officeooo:rsid="0018ee23" style:font-name-asian="NSimSun" style:font-size-asian="10pt" style:font-weight-asian="normal" style:font-name-complex="Liberation Mono" style:font-size-complex="10pt" style:font-weight-complex="normal" loext:padding="0cm" loext:border="none"/>
    </style:style>
    <style:style style:name="P2" style:family="paragraph" style:parent-style-name="Preformatted_20_Text">
      <style:paragraph-properties fo:margin-left="0.265cm" fo:margin-right="0.265cm" fo:margin-top="0cm" fo:margin-bottom="0cm" loext:contextual-spacing="false" style:line-height-at-least="0.688cm" fo:text-align="start" style:justify-single-word="false" fo:orphans="2" fo:widows="2" fo:text-indent="0cm" style:auto-text-indent="false" fo:padding="0cm" fo:border="none"/>
    </style:style>
    <style:style style:name="P3" style:family="paragraph" style:parent-style-name="Preformatted_20_Text">
      <style:paragraph-properties fo:margin-left="0.265cm" fo:margin-right="0.265cm" fo:margin-top="0cm" fo:margin-bottom="0cm" loext:contextual-spacing="false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Roboto" fo:font-size="12.75pt" fo:letter-spacing="normal" fo:font-style="normal" style:text-underline-style="none" fo:font-weight="normal" officeooo:rsid="0018ee23" style:font-name-asian="NSimSun" style:font-size-asian="10pt" style:font-weight-asian="normal" style:font-name-complex="Liberation Mono" style:font-size-complex="10pt" style:font-weight-complex="normal" loext:padding="0cm" loext:border="none"/>
    </style:style>
    <style:style style:name="P4" style:family="paragraph" style:parent-style-name="Preformatted_20_Text">
      <style:paragraph-properties fo:margin-left="0.265cm" fo:margin-right="0.265cm" fo:margin-top="0cm" fo:margin-bottom="0cm" loext:contextual-spacing="false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Roboto" fo:font-size="12.75pt" fo:letter-spacing="normal" fo:font-style="normal" fo:font-weight="normal"/>
    </style:style>
    <style:style style:name="P5" style:family="paragraph" style:parent-style-name="Standard">
      <style:text-properties officeooo:rsid="0018ee23" officeooo:paragraph-rsid="0018ee23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8ee23" officeooo:paragraph-rsid="0018ee23" style:font-weight-asian="bold" style:font-weight-complex="bold"/>
    </style:style>
    <style:style style:name="P7" style:family="paragraph" style:parent-style-name="Standard">
      <style:text-properties fo:font-variant="normal" fo:text-transform="none" fo:color="#000000" style:font-name="Roboto" fo:font-size="12.75pt" fo:letter-spacing="normal" fo:font-style="normal" style:text-underline-style="solid" style:text-underline-width="auto" style:text-underline-color="font-color" fo:font-weight="bold" officeooo:rsid="0018ee23" officeooo:paragraph-rsid="0018ee23" style:font-name-asian="NSimSun" style:font-size-asian="10pt" style:font-name-complex="Liberation Mono" style:font-size-complex="10pt" loext:padding="0cm" loext:border="none"/>
    </style:style>
    <style:style style:name="P8" style:family="paragraph" style:parent-style-name="Preformatted_20_Text">
      <style:text-properties fo:font-variant="normal" fo:text-transform="none" fo:color="#000000" style:font-name="Roboto" fo:font-size="12.75pt" fo:letter-spacing="normal" fo:font-style="normal" fo:font-weight="normal" officeooo:rsid="0018ee23" officeooo:paragraph-rsid="0018ee23"/>
    </style:style>
    <style:style style:name="P9" style:family="paragraph" style:parent-style-name="Preformatted_20_Text">
      <style:text-properties fo:font-variant="normal" fo:text-transform="none" fo:color="#000000" style:font-name="Roboto" fo:font-size="12.75pt" fo:letter-spacing="normal" fo:font-style="normal" style:text-underline-style="solid" style:text-underline-width="auto" style:text-underline-color="font-color" fo:font-weight="bold" officeooo:rsid="0018ee23" officeooo:paragraph-rsid="0018ee23" loext:padding="0cm" loext:border="none"/>
    </style:style>
    <style:style style:name="P10" style:family="paragraph" style:parent-style-name="Preformatted_20_Text">
      <style:text-properties fo:font-variant="normal" fo:text-transform="none" fo:color="#000000" style:font-name="Roboto" fo:font-size="12.75pt" fo:letter-spacing="normal" fo:font-style="normal" style:text-underline-style="none" fo:font-weight="normal" officeooo:rsid="0018ee23" officeooo:paragraph-rsid="0018ee23" style:font-name-asian="NSimSun" style:font-size-asian="10pt" style:font-weight-asian="normal" style:font-name-complex="Liberation Mono" style:font-size-complex="10pt" style:font-weight-complex="normal" loext:padding="0cm" loext:border="none"/>
    </style:style>
    <style:style style:name="P11" style:family="paragraph" style:parent-style-name="Standard">
      <style:text-properties fo:font-variant="normal" fo:text-transform="none" fo:color="#000000" style:font-name="Roboto" fo:font-size="12.75pt" fo:letter-spacing="normal" fo:font-style="normal" style:text-underline-style="solid" style:text-underline-width="auto" style:text-underline-color="font-color" fo:font-weight="bold" officeooo:rsid="0018ee23" officeooo:paragraph-rsid="0018ee23" style:font-name-asian="NSimSun" style:font-size-asian="10pt" style:font-name-complex="Liberation Mono" style:font-size-complex="10pt" loext:padding="0cm" loext:border="none"/>
    </style:style>
    <style:style style:name="P12" style:family="paragraph" style:parent-style-name="Text_20_body">
      <style:paragraph-properties fo:margin-left="0.265cm" fo:margin-right="0.265cm" fo:margin-top="0cm" fo:margin-bottom="0cm" loext:contextual-spacing="false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Roboto" fo:font-size="12.75pt" fo:letter-spacing="normal" fo:font-style="normal" style:text-underline-style="none" fo:font-weight="normal" officeooo:rsid="0018ee23" style:font-name-asian="NSimSun" style:font-size-asian="10pt" style:font-weight-asian="normal" style:font-name-complex="Liberation Mono" style:font-size-complex="10pt" style:font-weight-complex="normal" loext:padding="0cm" loext:border="none"/>
    </style:style>
    <style:style style:name="P13" style:family="paragraph" style:parent-style-name="Text_20_body">
      <style:paragraph-properties fo:margin-left="0.265cm" fo:margin-right="0.265cm" fo:margin-top="0cm" fo:margin-bottom="0cm" loext:contextual-spacing="false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Roboto" fo:font-size="12.75pt" fo:letter-spacing="normal" fo:font-style="normal" style:text-underline-style="none" fo:font-weight="bold" officeooo:rsid="0018ee23" style:font-name-asian="NSimSun" style:font-size-asian="10pt" style:font-weight-asian="bold" style:font-name-complex="Liberation Mono" style:font-size-complex="10pt" style:font-weight-complex="bold" loext:padding="0cm" loext:border="none"/>
    </style:style>
    <style:style style:name="P1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Roboto" fo:font-size="12.75pt" fo:letter-spacing="normal" fo:font-style="normal" style:text-underline-style="none" fo:font-weight="normal" officeooo:rsid="0018ee23" style:font-name-asian="NSimSun" style:font-size-asian="10pt" style:font-weight-asian="normal" style:font-name-complex="Liberation Mono" style:font-size-complex="10pt" style:font-weight-complex="normal" loext:padding="0cm" loext:border="none"/>
    </style:style>
    <style:style style:name="P15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Helvetica" fo:font-size="10.5pt" fo:letter-spacing="normal" fo:font-style="normal" fo:font-weight="normal"/>
    </style:style>
    <style:style style:name="P16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Helvetica" fo:font-size="10.5pt" fo:letter-spacing="normal" fo:font-style="normal" fo:font-weight="normal"/>
    </style:style>
    <style:style style:name="P17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8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9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0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</style:style>
    <style:style style:name="P21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</style:style>
    <style:style style:name="P22" style:family="paragraph" style:parent-style-name="Text_20_body" style:list-style-name="L4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a3a3a" style:font-name="Helvetica" fo:font-size="10.5pt" fo:letter-spacing="normal" fo:font-style="normal" fo:font-weight="normal"/>
    </style:style>
    <style:style style:name="P23" style:family="paragraph" style:parent-style-name="Text_20_body" style:list-style-name="L5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a3a3a" style:font-name="Helvetica" fo:font-size="10.5pt" fo:letter-spacing="normal" fo:font-style="normal" fo:font-weight="normal"/>
    </style:style>
    <style:style style:name="P24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Roboto" fo:font-size="12.75pt" fo:letter-spacing="normal" fo:font-style="normal" style:text-underline-style="none" fo:font-weight="normal" officeooo:rsid="0018ee23" style:font-name-asian="NSimSun" style:font-size-asian="10pt" style:font-weight-asian="normal" style:font-name-complex="Liberation Mono" style:font-size-complex="10pt" style:font-weight-complex="normal" loext:padding="0cm" loext:border="none"/>
    </style:style>
    <style:style style:name="P25" style:family="paragraph" style:parent-style-name="Text_20_body" style:list-style-name="L1">
      <style:paragraph-properties fo:margin-top="0cm" fo:margin-bottom="0cm" loext:contextual-spacing="false" fo:orphans="2" fo:widows="2" fo:padding="0cm" fo:border="none"/>
    </style:style>
    <style:style style:name="P26" style:family="paragraph" style:parent-style-name="Preformatted_20_Text">
      <style:text-properties fo:font-variant="normal" fo:text-transform="none" fo:color="#000000" style:font-name="Roboto" fo:font-size="12.75pt" fo:letter-spacing="normal" fo:font-style="normal" style:text-underline-style="solid" style:text-underline-width="auto" style:text-underline-color="font-color" fo:font-weight="bold" officeooo:rsid="0018ee23" officeooo:paragraph-rsid="0018ee23" loext:padding="0cm" loext:border="none"/>
    </style:style>
    <style:style style:name="P27" style:family="paragraph" style:parent-style-name="Heading_20_3">
      <style:text-properties fo:font-variant="normal" fo:text-transform="none" fo:color="#3a3a3a" style:font-name="Helvetica" fo:font-size="12.75pt" fo:letter-spacing="normal" fo:font-style="normal" style:text-underline-style="solid" style:text-underline-width="auto" style:text-underline-color="font-color" fo:font-weight="bold" officeooo:rsid="0018ee23" officeooo:paragraph-rsid="0018ee23" style:font-name-asian="NSimSun" style:font-size-asian="10pt" style:font-name-complex="Liberation Mono" style:font-size-complex="10pt" loext:padding="0cm" loext:border="none"/>
    </style:style>
    <style:style style:name="P28" style:family="paragraph" style:parent-style-name="Heading_20_3">
      <style:text-properties fo:font-variant="normal" fo:text-transform="none" fo:color="#3a3a3a" style:font-name="Helvetica" fo:font-size="12.75pt" fo:letter-spacing="normal" fo:font-style="normal" style:text-underline-style="solid" style:text-underline-width="auto" style:text-underline-color="font-color" fo:font-weight="bold" officeooo:rsid="001dddc2" officeooo:paragraph-rsid="001dddc2" style:font-name-asian="NSimSun" style:font-size-asian="10pt" style:font-name-complex="Liberation Mono" style:font-size-complex="10pt" loext:padding="0cm" loext:border="none"/>
    </style:style>
    <style:style style:name="P29" style:family="paragraph" style:parent-style-name="Heading_20_3">
      <style:text-properties fo:font-variant="normal" fo:text-transform="none" fo:color="#3a3a3a" style:font-name="Helvetica" fo:font-size="12.75pt" fo:letter-spacing="normal" fo:font-style="normal" style:text-underline-style="solid" style:text-underline-width="auto" style:text-underline-color="font-color" fo:font-weight="bold" officeooo:rsid="001dddc2" officeooo:paragraph-rsid="001efdc7" style:font-name-asian="NSimSun" style:font-size-asian="10pt" style:font-name-complex="Liberation Mono" style:font-size-complex="10pt" loext:padding="0cm" loext:border="none"/>
    </style:style>
    <style:style style:name="P30" style:family="paragraph" style:parent-style-name="Heading_20_3">
      <style:paragraph-properties fo:margin-left="0.265cm" fo:margin-right="0.265cm" fo:margin-top="0cm" fo:margin-bottom="0cm" loext:contextual-spacing="false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Roboto" fo:font-size="12.75pt" fo:letter-spacing="normal" fo:font-style="normal" style:text-underline-style="none" fo:font-weight="normal" officeooo:rsid="0018ee23" style:font-name-asian="NSimSun" style:font-size-asian="10pt" style:font-weight-asian="normal" style:font-name-complex="Liberation Mono" style:font-size-complex="10pt" style:font-weight-complex="normal" loext:padding="0cm" loext:border="none"/>
    </style:style>
    <style:style style:name="P31" style:family="paragraph" style:parent-style-name="Heading_20_3">
      <style:paragraph-properties fo:margin-left="0.265cm" fo:margin-right="0.265cm" fo:margin-top="0cm" fo:margin-bottom="0cm" loext:contextual-spacing="false" style:line-height-at-least="0.688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Roboto" fo:font-size="12.75pt" fo:letter-spacing="normal" fo:font-style="normal" style:text-underline-style="none" fo:font-weight="bold" officeooo:rsid="0018ee23" style:font-name-asian="NSimSun" style:font-size-asian="10pt" style:font-weight-asian="bold" style:font-name-complex="Liberation Mono" style:font-size-complex="10pt" style:font-weight-complex="bold" loext:padding="0cm" loext:border="none"/>
    </style:style>
    <style:style style:name="P32" style:family="paragraph" style:parent-style-name="Heading_20_3">
      <style:paragraph-properties fo:margin-left="0cm" fo:margin-right="0cm" fo:margin-top="0cm" fo:margin-bottom="0cm" loext:contextual-spacing="false" style:line-height-at-least="0.582cm" fo:orphans="2" fo:widows="2" fo:text-indent="0cm" style:auto-text-indent="false" fo:padding="0cm" fo:border="none"/>
      <style:text-properties fo:font-variant="normal" fo:text-transform="none" fo:color="#3a3a3a" style:font-name="Helvetica" fo:font-size="12.75pt" fo:letter-spacing="normal" fo:font-style="normal" loext:padding="0cm" loext:border="none"/>
    </style:style>
    <style:style style:name="T1" style:family="text">
      <style:text-properties fo:font-weight="bold" loext:padding="0cm" loext:border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font-name="Roboto" fo:font-size="12.75pt" fo:letter-spacing="normal" fo:font-style="normal" fo:font-weight="normal"/>
    </style:style>
    <style:style style:name="T4" style:family="text">
      <style:text-properties fo:font-variant="normal" fo:text-transform="none" fo:color="#000000" style:font-name="Roboto" fo:font-size="12.7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style:font-name="Roboto" fo:font-size="12.75pt" fo:letter-spacing="normal" fo:font-style="normal" style:text-underline-style="none" fo:font-weight="normal" officeooo:rsid="0018ee23" style:font-name-asian="NSimSun" style:font-size-asian="10pt" style:font-weight-asian="normal" style:font-name-complex="Liberation Mono" style:font-size-complex="10pt" style:font-weight-complex="normal" loext:padding="0cm" loext:border="none"/>
    </style:style>
    <style:style style:name="T6" style:family="text">
      <style:text-properties fo:font-variant="normal" fo:text-transform="none" fo:color="#000000" style:font-name="Roboto" fo:font-size="12.75pt" fo:letter-spacing="normal" fo:font-style="normal" style:text-underline-style="none" fo:font-weight="bold" officeooo:rsid="0018ee23" style:font-name-asian="NSimSun" style:font-size-asian="10pt" style:font-weight-asian="bold" style:font-name-complex="Liberation Mono" style:font-size-complex="10pt" style:font-weight-complex="bold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Roboto" fo:font-size="12.75pt" fo:letter-spacing="normal" fo:font-style="normal" style:text-underline-style="none" fo:font-weight="normal" officeooo:rsid="0018ee23" style:text-blinking="false" style:font-name-asian="NSimSun" style:font-size-asian="10pt" style:font-weight-asian="normal" style:font-name-complex="Liberation Mono" style:font-size-complex="10pt" style:font-weight-complex="normal" loext:padding="0cm" loext:border="none"/>
    </style:style>
    <style:style style:name="T8" style:family="text">
      <style:text-properties fo:font-variant="normal" fo:text-transform="none" fo:color="#cc2200" style:text-line-through-style="none" style:text-line-through-type="none" style:font-name="Helvetica" fo:font-size="10.5pt" fo:letter-spacing="normal" fo:font-style="normal" style:text-underline-style="none" fo:font-weight="bold" style:text-blinking="false" loext:padding="0cm" loext:border="none"/>
    </style:style>
    <style:style style:name="T9" style:family="text">
      <style:text-properties fo:font-variant="normal" fo:text-transform="none" fo:color="#3a3a3a" style:font-name="Helvetica" fo:font-size="10.5pt" fo:letter-spacing="normal" fo:font-style="normal" fo:font-weight="bold" loext:padding="0cm" loext:border="none"/>
    </style:style>
    <style:style style:name="T10" style:family="text">
      <style:text-properties fo:font-variant="normal" fo:text-transform="none" fo:color="#3a3a3a" style:font-name="Helvetica" fo:font-size="10.5pt" fo:letter-spacing="normal" fo:font-style="normal" fo:font-weight="normal"/>
    </style:style>
    <style:style style:name="T11" style:family="text">
      <style:text-properties style:font-name-asian="NSimSun" style:font-size-asian="10pt" style:font-name-complex="Liberation Mono" style:font-size-complex="10pt"/>
    </style:style>
    <style:style style:name="T12" style:family="text">
      <style:text-properties style:font-name-asian="NSimSun" style:font-size-asian="10pt" style:font-name-complex="Liberation Mono" style:font-size-complex="10pt" loext:padding="0cm" loext:border="none"/>
    </style:style>
    <style:style style:name="T13" style:family="text">
      <style:text-properties officeooo:rsid="001efdc7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AYMAN</text:p>
      <text:p text:style-name="P5"/>
      <text:p text:style-name="P5"/>
      <text:p text:style-name="P6">HISTORIA</text:p>
      <text:p text:style-name="P5"/>
      <text:p text:style-name="P8">Rayman es una mascota muy importante y reconocible del mundo del videojuego y <text:span text:style-name="T1">ha sido el personaje estrella de Ubisoft durante años</text:span>. Este título salió por primera vez en 1995 para Atari Jaguar, apareciendo pocos meses después en la Playstation y Sega Saturn. Gracias a su impecable acabado gráfico, excelente música y jugabilidad casi perfecta Rayman fue todo un éxito, <text:span text:style-name="T1">vendiendo en PlayStation más de 4 millones de unidades</text:span>. Debido al éxito que tuvo el juego fue portado a PC y posteriormente apareció como acompañante al lanzamiento de la exitosa GameBoyAdvance. <text:span text:style-name="T1">En 1998 apareció la edición Gold</text:span> que incluía 24 nuevos niveles y un editor de mapas. <text:span text:style-name="T1">Apenas un año después apareció la versión forever</text:span>, que incluía 40 nuevos niveles creados por usuarios ganadores de un concurso. Más adelante se seguiría explotando el juego con versiones para aprender inglés y posteriores re-ediciones para PC.</text:p>
      <text:p text:style-name="P5"/>
      <text:p text:style-name="P8"><text:span text:style-name="T1">Rayman es un colorido juego de plataformas ambientado en un mundo fantástico de hadas, trolls de piedra y piratas</text:span>.La historia es bastante simple, esto es lo que nos cuenta la introducción del juego:</text:p>
      <text:p text:style-name="P2"/>
      <text:p text:style-name="P2"><text:span text:style-name="T3">"</text:span><text:span text:style-name="Emphasis"><text:span text:style-name="T4">En el mundo de Rayman, la naturaleza y las personas viven juntas en paz. El Gran Protón provee y mantiene la armonía y equilibrio del mundo. Pero un día, el malvado Mister Dark roba el Gran Protón y derrota a Betilla la Hada cuando intenta protegerlo. Los electoons, que solían flotar por todo el mundo, pierden su estabilidad y se esparcen por todo el mundo. En el nuevo mundo desequilibrado, extraños fenómenos comienzan a suceder: malvados personajes aparecen capturando a todo electoon que logran encontrar.¡Rayman al rescate! Como guardián de este mundo, debe liberar a los electoons, recuperar el Gran Protón de su misterioso ladrón y reunirlo todo para recuperar la armonía de este mundo</text:span></text:span><text:span text:style-name="T3">."</text:span></text:p>
      <text:p text:style-name="P2"/>
      <text:p text:style-name="P4">La historia, como en la mayoría de plataformas en 2D, es muy simple pero es que el juego no la necesita. A lo largo de sus 5 mundos recorreremos <text:span text:style-name="T1">bosques, montañas y mundos de pasteles, música y pintura</text:span>. En cada pantalla hay 6 jaulas escondidas que deberemos encontrar ya que una vez nos hayamos pasado los 5 mundos que componen el juego <text:span text:style-name="T1">tendremos que haber liberado a todos los electoon para poder enfrentarnos contra Mr.Dark</text:span>.</text:p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LANZAME UN PUÑO!</text:p>
      <text:p text:style-name="P2"/>
      <text:p text:style-name="P4">Si bien el aspecto visual y sonoro e<text:span text:style-name="T11">stán muy cuidados, </text:span><text:span text:style-name="T12">la jugabilidad supone el punto más fuerte</text:span><text:span text:style-name="T11"> de este juego. </text:span><text:span text:style-name="T12">Rayman, al principio, solamente podrá lanzar el puño a una distancia corta y saltar</text:span><text:span text:style-name="T11">. Pero a medida que avancemos en la aventura iremos adquiriendo nuevos poderes tales como su característico </text:span><text:span text:style-name="T12">helicóptero, correr e incrementar la distancia a la que podemos lanzar el puño</text:span><text:span text:style-name="T11">. Aparte de estos movimientos en algunas pantallas contaremos con habilidades especiales tales como helicóptero infinito, luz en el puño o incluso la posibilidad de volar sobre un mosquito. </text:span><text:span text:style-name="T12">Todas estas habilidades hacen de él un juego muy original y entretenido ya que cada pantalla es diferente</text:span><text:span text:style-name="T11">. </text:span></text:p>
      <text:p text:style-name="P5"/>
      <text:p text:style-name="P5"/>
      <text:p text:style-name="P9">JUGABILIDAD</text:p>
      <text:p text:style-name="P5"/>
      <text:p text:style-name="P10">Rayman es un juego tradicional de plataformas en 2D. El objetivo del juego es liberar a todos los electoons y derrotar a Mister Dark a lo largo de 5 mundos. Tras liberar a todos los electoons el camino a Mister Dark será abierto, dando acceso a Candy Chateau, su escondite.</text:p>
      <text:p text:style-name="P3"/>
      <text:p text:style-name="P3">Existen unas esferas azules, esparcidas a lo largo de los niveles, denominadas Perlas. Si Rayman consigue 100 de ellas, gana una vida extra. También son usadas para pagar a El Mago, y entrar en el nivel de bonus. Cuando Rayman muere, pierde todas las Perlas recogidas hasta el momento.</text:p>
      <text:p text:style-name="P3"/>
      <text:p text:style-name="P3">Además de dichas esferas, Rayman se encontrará con más items, como un puño dorado que hará más daño a sus enemigos, un puño que hará los disparos más rápidos, esferas rojas que recuperarán la vida de Rayman, una especie de Óscars que actúan como vidas extra, y unos duendes alados que reducirán a Rayman para avanzar por sitios estrechos.</text:p>
      <text:p text:style-name="P3"/>
      <text:h text:style-name="P30" text:outline-level="3"/>
      <text:p text:style-name="P12"/>
      <text:p text:style-name="P12"/>
      <text:p text:style-name="P12"/>
      <text:p text:style-name="P12"/>
      <text:p text:style-name="P12"/>
      <text:p text:style-name="P12"/>
      <text:h text:style-name="P31" text:outline-level="3"><text:bookmark text:name="Poderes_de_Rayman"/><text:soft-page-break/>Poderes de Rayman</text:h>
      <text:p text:style-name="P13"/>
      <text:p text:style-name="P1">Rayman obtiene diversos poderes a lo largo del juego. Algunos son permanentes, proporcionados por el hada Belilla, mientras que otros son temporales, durando generalmente sólo durante dicho nivel.</text:p>
      <text:list xml:id="list9125439926978359284" text:style-name="L1">
        <text:list-item>
          <text:p text:style-name="P14"><text:span text:style-name="T2">Puñetazo telescópico</text:span>: permite a Rayman disparar su puño. Cuanto más tiempo se carga el disparo, más lejos llega el puño. Además, si se dispara durante un salto el puño llegará más lejos y tendrá doble potencia, aún sin el puño de oro.</text:p>
        </text:list-item>
        <text:list-item>
          <text:p text:style-name="P24"><text:span text:style-name="T2">Colgarse del borde de las plataformas</text:span>: permite a Rayman agarrarse al borde de las plataformas e incluso disparar colgado de ellas.</text:p>
        </text:list-item>
        <text:list-item>
          <text:p text:style-name="P25"><text:span text:style-name="T6">Puñetazo en gancho</text:span><text:span text:style-name="T5">: permite a Rayman agarrar anillas voladoras y vidas extra a distancia. Al agarrarse en una anilla, Rayman se balanceará hasta que se suelte o sea dañado , similares a los Lums morados de </text:span><text:a xlink:type="simple" xlink:href="https://es.wikipedia.org/wiki/Rayman_2" text:style-name="Internet_20_link" text:visited-style-name="Visited_20_Internet_20_Link"><text:span text:style-name="T7">Rayman 2</text:span></text:a><text:span text:style-name="T5">. Las anillas rosas son permanentes mientras que las rojas se hunden poco a poco al agarrarlas.</text:span></text:p>
        </text:list-item>
        <text:list-item>
          <text:p text:style-name="P24"><text:span text:style-name="T2">Helicóptero</text:span>: permite a Rayman usar su pelo a modo de helicóptero, durante un corto período de tiempo, para ralentizar su caída.</text:p>
        </text:list-item>
        <text:list-item>
          <text:p text:style-name="P24"><text:span text:style-name="T2">Correr</text:span>: permite a Rayman correr más deprisa y saltar más lejos.</text:p>
        </text:list-item>
        <text:list-item>
          <text:p text:style-name="P24"><text:span text:style-name="T2">Grano mágico</text:span>: permite a Rayman plantar semillas que hacen crecer plantas. Estas plantas pueden usarse como plataformas para llegar a lugares elevados. Este poder lo otorga Tarayzan en The Swamps of Forgetfulness, y está disponible sólo durante dicho nivel.</text:p>
        </text:list-item>
        <text:list-item>
          <text:p text:style-name="P24"><text:span text:style-name="T2">Super helicóptero</text:span>: una versión más poderosa del helicóptero, que te permite elevarte y volar indefinidamente. Este poder sólo puede obtenerse temporalmente mediante unas pociones especiales.</text:p>
        </text:list-item>
        <text:list-item>
          <text:p text:style-name="P24"><text:span text:style-name="T2">Luciérnaga</text:span>: permite a Rayman iluminar parcialmente zonas oscuras usando su puño. Este poder sólo se usa en una escena de Eat at Joe's y es el propio Joe quien lo concede.</text:p>
        </text:list-item>
      </text:list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8" text:outline-level="3"><text:soft-page-break/>Personajes Primarios</text:h>
      <text:h text:style-name="P27" text:outline-level="3"><text:bookmark text:name="Temporada_1:"/>Temporada 1:</text:h>
      <text:list xml:id="list6538866315934978368" text:style-name="L2">
        <text:list-item>
          <text:p text:style-name="P17"><text:a xlink:type="simple" xlink:href="http://es.zonarayman.wikia.com/wiki/Rayman?redlink=1&amp;veaction=edit&amp;flow=create-page-article-redlink" text:style-name="Internet_20_link" text:visited-style-name="Visited_20_Internet_20_Link"><text:span text:style-name="T8">Rayman</text:span></text:a><text:span text:style-name="T9">:</text:span><text:span text:style-name="T10"> Es el personaje protagonista, se propone a salvar el mundo de los Hoodlums, se le conoce por disparar con lums y hasta con sus propias manos.</text:span></text:p>
        </text:list-item>
        <text:list-item>
          <text:p text:style-name="P17"><text:a xlink:type="simple" xlink:href="http://es.zonarayman.wikia.com/wiki/Globox?redlink=1&amp;veaction=edit&amp;flow=create-page-article-redlink" text:style-name="Internet_20_link" text:visited-style-name="Visited_20_Internet_20_Link"><text:span text:style-name="T8">Globox</text:span></text:a><text:span text:style-name="T9">:</text:span><text:span text:style-name="T10"> Es el mejor amigo de Rayman, quien le acompaña durante toda la temporada de la serie para ir a buscar al doctor que le saque a Andre del estomago.</text:span></text:p>
        </text:list-item>
        <text:list-item>
          <text:p text:style-name="P17"><text:a xlink:type="simple" xlink:href="http://es.zonarayman.wikia.com/wiki/Diminutos?redlink=1&amp;veaction=edit&amp;flow=create-page-article-redlink" text:style-name="Internet_20_link" text:visited-style-name="Visited_20_Internet_20_Link"><text:span text:style-name="T8">Diminutos</text:span></text:a><text:span text:style-name="T9">:</text:span><text:span text:style-name="T10"> Son pequeños seres magos que mantienen el orden, cada vez que Rayman les libera este les dá algo a cambio.</text:span></text:p>
        </text:list-item>
        <text:list-item>
          <text:p text:style-name="P20"><text:a xlink:type="simple" xlink:href="http://es.zonarayman.wikia.com/wiki/André?redlink=1&amp;action=edit&amp;flow=create-page-article-redlink" text:style-name="Internet_20_link" text:visited-style-name="Visited_20_Internet_20_Link"><text:span text:style-name="T8">Andre</text:span></text:a><text:span text:style-name="T9">:</text:span><text:span text:style-name="T10"> Es el enemigo principal de la temporada, este intenta destruir a Rayman y apoderarse del Corazón del Mundo, en la mayor. esta en el esto. de Globox.</text:span></text:p>
        </text:list-item>
      </text:list>
      <text:h text:style-name="P32" text:outline-level="3" text:is-list-header="true"><text:bookmark text:name="Temporada_2:"/>Temporada 2:</text:h>
      <text:list xml:id="list1163066063833692333" text:style-name="L3">
        <text:list-item>
          <text:p text:style-name="P18"><text:a xlink:type="simple" xlink:href="http://es.zonarayman.wikia.com/wiki/Rayman?redlink=1&amp;action=edit&amp;flow=create-page-article-redlink" text:style-name="Internet_20_link" text:visited-style-name="Visited_20_Internet_20_Link"><text:span text:style-name="T8">Rayman</text:span></text:a><text:span text:style-name="T9">:</text:span><text:span text:style-name="T10"> Es el personaje protagonista, debe hacer todo lo que le ordenen los Rabbids para conseguir destapadores y alcanzar la ventana y escapar de la carcel</text:span></text:p>
        </text:list-item>
        <text:list-item>
          <text:p text:style-name="P21"><text:a xlink:type="simple" xlink:href="http://es.zonarayman.wikia.com/wiki/Rabbids?redlink=1&amp;action=edit&amp;flow=create-page-article-redlink" text:style-name="Internet_20_link" text:visited-style-name="Visited_20_Internet_20_Link"><text:span text:style-name="T8">Rabbids</text:span></text:a><text:span text:style-name="T9">:</text:span><text:span text:style-name="T10"> Son Los Enemigos principales de la temporada, quien deben torturar a Rayman durante toda la serie por la venganza de sus aliados, los Hoodlums.</text:span></text:p>
        </text:list-item>
      </text:list>
      <text:h text:style-name="P29" text:outline-level="3">Personajes <text:span text:style-name="T13">Secundarios</text:span></text:h>
      <text:h text:style-name="P27" text:outline-level="3"><text:span text:style-name="T13">T</text:span>emporada 1:</text:h>
      <text:list xml:id="list3180678624330741985" text:style-name="L4">
        <text:list-item>
          <text:p text:style-name="P19"><text:a xlink:type="simple" xlink:href="http://es.zonarayman.wikia.com/wiki/Murfy?redlink=1&amp;veaction=edit&amp;flow=create-page-article-redlink" text:style-name="Internet_20_link" text:visited-style-name="Visited_20_Internet_20_Link"><text:span text:style-name="T8">Murfy</text:span></text:a><text:span text:style-name="T9">:</text:span><text:span text:style-name="T10"> Es el guía de Rayman durante 2 episodios.</text:span></text:p>
        </text:list-item>
        <text:list-item>
          <text:p text:style-name="P19"><text:a xlink:type="simple" xlink:href="http://es.zonarayman.wikia.com/wiki/Hoodlum?redlink=1&amp;veaction=edit&amp;flow=create-page-article-redlink" text:style-name="Internet_20_link" text:visited-style-name="Visited_20_Internet_20_Link"><text:span text:style-name="T8">Hoodlum</text:span></text:a><text:span text:style-name="T9">:</text:span><text:span text:style-name="T10"> También conocidos como Los Matones, fueron creados por Andre para crear un ejercito para tomar el Corazón del Mundo.</text:span></text:p>
        </text:list-item>
        <text:list-item>
          <text:p text:style-name="P15"><text:span text:style-name="T1">Hoodboom</text:span>: Su función lanzar bombas de lugares inalcanzables</text:p>
        </text:list-item>
        <text:list-item>
          <text:p text:style-name="P15"><text:span text:style-name="T1">Stumbleboom:</text:span> También lanzan bombas, solo que desde zancos de malabaristas que solo se les puede vencer con el Uniforme de Combate Verde.</text:p>
        </text:list-item>
        <text:list-item>
          <text:p text:style-name="P15"><text:span text:style-name="T1">Hoodo:</text:span> Es un Hoodlum que se encarga de proteger con un escudo imbisible a los demás Hoodlums.</text:p>
        </text:list-item>
        <text:list-item>
          <text:p text:style-name="P15"><text:span text:style-name="T1">HoodStomper: </text:span>Su función es atacar vía áerea.</text:p>
        </text:list-item>
        <text:list-item>
          <text:p text:style-name="P15"><text:span text:style-name="T1">Begoniax</text:span>: Es una vieja bruja que aparecer en los episodios del pantano de Razoff, esta esta enamorado de Razoff.</text:p>
        </text:list-item>
        <text:list-item>
          <text:p text:style-name="P19"><text:a xlink:type="simple" xlink:href="http://es.zonarayman.wikia.com/wiki/Razoff?redlink=1&amp;action=edit&amp;flow=create-page-article-redlink" text:style-name="Internet_20_link" text:visited-style-name="Visited_20_Internet_20_Link"><text:span text:style-name="T8">Razoff</text:span></text:a><text:span text:style-name="T9">:</text:span><text:span text:style-name="T10"> Es el jefe y dueño del pantano que lleva su nombre quien vive en una mansión que Rayman Termina Destruyendo.</text:span></text:p>
        </text:list-item>
        <text:list-item>
          <text:p text:style-name="P15"><text:span text:style-name="T1">Gumsil:</text:span> Es el Niño Rey de unas bestias llamadas Knaaren, este solo aparece en el especial: Que No Te Pillen Los Knaaren.</text:p>
        </text:list-item>
        <text:list-item>
          <text:p text:style-name="P15"><text:span text:style-name="T1">Reflujo:</text:span> Solo aparece en 2 especiales: Que No Te Pillen Los Knaare y El Gran Final, este era el gran campeón de lucha antes de ser derrotado por Rayman.</text:p>
        </text:list-item>
        <text:list-item>
          <text:p text:style-name="P22"><text:span text:style-name="T1">Leptys:</text:span> No es un ser viviente, es un espiritu que le dio el poder a Rayman de convertir Hoodlums En Lums Rojos en el especial: Que No Te Pillen los Knaaren.</text:p>
        </text:list-item>
      </text:list>
      <text:h text:style-name="P32" text:outline-level="3" text:is-list-header="true"><text:bookmark text:name="Temporada_2:_2"/>Temporada 2:</text:h>
      <text:list xml:id="list5069233760388969056" text:style-name="L5">
        <text:list-item>
          <text:p text:style-name="P16"><text:span text:style-name="T1">Bebé Globox</text:span>: Es el hijo de Globox, quien fue capturado junto con Rayman por los Rabbids, este no logra escapar de la carcel.</text:p>
        </text:list-item>
        <text:list-item>
          <text:p text:style-name="P23"><text:span text:style-name="T1">Guardian:</text:span> Ayudó a los Rabbids a capturar a Rayman, Es quien vigila durante toda la temporada la celda de Rayman.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Roboto" svg:font-family="Roboto, Arial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6:08:20.424000000</meta:creation-date>
    <dc:date>2016-11-09T17:45:41.867000000</dc:date>
    <meta:editing-duration>PT7M24S</meta:editing-duration>
    <meta:editing-cycles>5</meta:editing-cycles>
    <meta:generator>LibreOffice/5.0.0.5$Windows_x86 LibreOffice_project/1b1a90865e348b492231e1c451437d7a15bb262b</meta:generator>
    <meta:document-statistic meta:table-count="0" meta:image-count="0" meta:object-count="0" meta:page-count="4" meta:paragraph-count="47" meta:word-count="1359" meta:character-count="7918" meta:non-whitespace-character-count="6632"/>
  </office:meta>
</office:document-meta>
</file>